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b4" officeooo:paragraph-rsid="000feeb4"/>
    </style:style>
    <style:style style:name="P2" style:family="paragraph" style:parent-style-name="Standard">
      <style:text-properties officeooo:rsid="000feeb4" officeooo:paragraph-rsid="001081b5"/>
    </style:style>
    <style:style style:name="P3" style:family="paragraph" style:parent-style-name="Standard">
      <style:text-properties officeooo:rsid="000feeb4" officeooo:paragraph-rsid="0026410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eeb4" officeooo:paragraph-rsid="000feeb4" style:font-weight-asian="bold" style:font-weight-complex="bold"/>
    </style:style>
    <style:style style:name="P5" style:family="paragraph" style:parent-style-name="Standard">
      <style:text-properties officeooo:rsid="000feeb4" officeooo:paragraph-rsid="001081b5"/>
    </style:style>
    <style:style style:name="P6" style:family="paragraph" style:parent-style-name="Standard">
      <style:text-properties officeooo:rsid="000feeb4" officeooo:paragraph-rsid="0030f9a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eeb4" officeooo:paragraph-rsid="0030f9a9" style:font-weight-asian="bold" style:font-weight-complex="bold"/>
    </style:style>
    <style:style style:name="T1" style:family="text">
      <style:text-properties officeooo:rsid="001081b5"/>
    </style:style>
    <style:style style:name="T2" style:family="text">
      <style:text-properties style:text-position="super 58%" officeooo:rsid="001081b5"/>
    </style:style>
    <style:style style:name="T3" style:family="text">
      <style:text-properties officeooo:rsid="0026410b"/>
    </style:style>
    <style:style style:name="T4" style:family="text">
      <style:text-properties officeooo:rsid="002cd3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me des e</text:span>xercices de grammaire / <text:span text:style-name="T4">6</text:span><text:span text:style-name="T2">e</text:span><text:span text:style-name="T1"> </text:span></text:p>
      <text:p text:style-name="P1"/>
      <text:p text:style-name="P3">G01<text:tab/><text:span text:style-name="T1">ex. 16 p. 331</text:span></text:p>
      <text:p text:style-name="P2">G0<text:span text:style-name="T1">2</text:span><text:tab/><text:span text:style-name="T1">ex. 4 p. 315</text:span></text:p>
      <text:p text:style-name="P3">G0<text:span text:style-name="T1">3</text:span><text:tab/><text:span text:style-name="T1">ex. 16 p. 309</text:span></text:p>
      <text:p text:style-name="P3">G0<text:span text:style-name="T1">4</text:span><text:tab/><text:span text:style-name="T3">ex. 14 p. 313</text:span></text:p>
      <text:p text:style-name="P2">G0<text:span text:style-name="T1">5</text:span><text:tab/><text:span text:style-name="T1">ex. 14 p. 333</text:span></text:p>
      <text:p text:style-name="P3">G0<text:span text:style-name="T1">6</text:span><text:tab/><text:span text:style-name="T1">ex. 13 p. 339</text:span></text:p>
      <text:p text:style-name="P2">G0<text:span text:style-name="T1">7</text:span><text:tab/><text:span text:style-name="T1">ex. 14 p. 341</text:span></text:p>
      <text:p text:style-name="P2">G0<text:span text:style-name="T1">8</text:span><text:tab/><text:span text:style-name="T1">ex. 15 p. 343</text:span></text:p>
      <text:p text:style-name="P2">G0<text:span text:style-name="T1">9</text:span><text:tab/><text:span text:style-name="T1">ex. 14a p. 345</text:span></text:p>
      <text:p text:style-name="P2">G<text:span text:style-name="T1">10</text:span><text:tab/><text:span text:style-name="T1">ex. 14a p. 347</text:span></text:p>
      <text:p text:style-name="P2">G<text:span text:style-name="T1">11</text:span><text:tab/><text:span text:style-name="T1">ex. 6 p. 357</text:span></text:p>
      <text:p text:style-name="P2">G<text:span text:style-name="T1">12</text:span><text:tab/><text:span text:style-name="T1">ex. 7 p. 359</text:span></text:p>
      <text:p text:style-name="P2">G<text:span text:style-name="T1">13</text:span><text:tab/><text:span text:style-name="T1">ex. 4 p. 359</text:span></text:p>
      <text:p text:style-name="P2"/>
      <text:p text:style-name="P7"><text:span text:style-name="T1">Programme des e</text:span>xercices de grammaire / <text:span text:style-name="T4">6</text:span><text:span text:style-name="T2">e</text:span><text:span text:style-name="T1"> </text:span></text:p>
      <text:p text:style-name="P6"/>
      <text:p text:style-name="P6">G01<text:tab/><text:span text:style-name="T1">ex. 16 p. 331</text:span></text:p>
      <text:p text:style-name="P6">G0<text:span text:style-name="T1">2</text:span><text:tab/><text:span text:style-name="T1">ex. 4 p. 315</text:span></text:p>
      <text:p text:style-name="P6">G0<text:span text:style-name="T1">3</text:span><text:tab/><text:span text:style-name="T1">ex. 16 p. 309</text:span></text:p>
      <text:p text:style-name="P6">G0<text:span text:style-name="T1">4</text:span><text:tab/><text:span text:style-name="T3">ex. 14 p. 313</text:span></text:p>
      <text:p text:style-name="P6">G0<text:span text:style-name="T1">5</text:span><text:tab/><text:span text:style-name="T1">ex. 14 p. 333</text:span></text:p>
      <text:p text:style-name="P6">G0<text:span text:style-name="T1">6</text:span><text:tab/><text:span text:style-name="T1">ex. 13 p. 339</text:span></text:p>
      <text:p text:style-name="P6">G0<text:span text:style-name="T1">7</text:span><text:tab/><text:span text:style-name="T1">ex. 14 p. 341</text:span></text:p>
      <text:p text:style-name="P6">G0<text:span text:style-name="T1">8</text:span><text:tab/><text:span text:style-name="T1">ex. 15 p. 343</text:span></text:p>
      <text:p text:style-name="P6">G0<text:span text:style-name="T1">9</text:span><text:tab/><text:span text:style-name="T1">ex. 14a p. 345</text:span></text:p>
      <text:p text:style-name="P6">G<text:span text:style-name="T1">10</text:span><text:tab/><text:span text:style-name="T1">ex. 14a p. 347</text:span></text:p>
      <text:p text:style-name="P6">G<text:span text:style-name="T1">11</text:span><text:tab/><text:span text:style-name="T1">ex. 6 p. 357</text:span></text:p>
      <text:p text:style-name="P6">G<text:span text:style-name="T1">12</text:span><text:tab/><text:span text:style-name="T1">ex. 7 p. 359</text:span></text:p>
      <text:p text:style-name="P6">G<text:span text:style-name="T1">13</text:span><text:tab/><text:span text:style-name="T1">ex. 4 p. 359</text:span></text:p>
      <text:p text:style-name="P6"/>
      <text:p text:style-name="P7"><text:span text:style-name="T1">Programme des e</text:span>xercices de grammaire / <text:span text:style-name="T4">6</text:span><text:span text:style-name="T2">e</text:span><text:span text:style-name="T1"> </text:span></text:p>
      <text:p text:style-name="P6"/>
      <text:p text:style-name="P6">G01<text:tab/><text:span text:style-name="T1">ex. 16 p. 331</text:span></text:p>
      <text:p text:style-name="P6">G0<text:span text:style-name="T1">2</text:span><text:tab/><text:span text:style-name="T1">ex. 4 p. 315</text:span></text:p>
      <text:p text:style-name="P6">G0<text:span text:style-name="T1">3</text:span><text:tab/><text:span text:style-name="T1">ex. 16 p. 309</text:span></text:p>
      <text:p text:style-name="P6">G0<text:span text:style-name="T1">4</text:span><text:tab/><text:span text:style-name="T3">ex. 14 p. 313</text:span></text:p>
      <text:p text:style-name="P6">G0<text:span text:style-name="T1">5</text:span><text:tab/><text:span text:style-name="T1">ex. 14 p. 333</text:span></text:p>
      <text:p text:style-name="P6">G0<text:span text:style-name="T1">6</text:span><text:tab/><text:span text:style-name="T1">ex. 13 p. 339</text:span></text:p>
      <text:p text:style-name="P6">G0<text:span text:style-name="T1">7</text:span><text:tab/><text:span text:style-name="T1">ex. 14 p. 341</text:span></text:p>
      <text:p text:style-name="P6">G0<text:span text:style-name="T1">8</text:span><text:tab/><text:span text:style-name="T1">ex. 15 p. 343</text:span></text:p>
      <text:p text:style-name="P6">G0<text:span text:style-name="T1">9</text:span><text:tab/><text:span text:style-name="T1">ex. 14a p. 345</text:span></text:p>
      <text:p text:style-name="P6">G<text:span text:style-name="T1">10</text:span><text:tab/><text:span text:style-name="T1">ex. 14a p. 347</text:span></text:p>
      <text:p text:style-name="P6">G<text:span text:style-name="T1">11</text:span><text:tab/><text:span text:style-name="T1">ex. 6 p. 357</text:span></text:p>
      <text:p text:style-name="P6">G<text:span text:style-name="T1">12</text:span><text:tab/><text:span text:style-name="T1">ex. 7 p. 359</text:span></text:p>
      <text:p text:style-name="P6">G<text:span text:style-name="T1">13</text:span><text:tab/><text:span text:style-name="T1">ex. 4 p. 35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1:45:26.076856820</meta:creation-date>
    <dc:date>2020-09-08T08:27:00.244261843</dc:date>
    <meta:editing-duration>PT38M2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16" meta:character-count="783" meta:non-whitespace-character-count="606"/>
  </office:meta>
</office:document-meta>
</file>